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leteFromEndGreedy.convertToRegex( StringBuffer sb , boolean greed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leteFromEndGreedy.specializePattern( String patter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leteFromEndGreedy.DeleteFromEndGreed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